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style:font-name="TakaoPGothic" fo:font-size="12pt" style:text-underline-style="none" fo:background-color="#ffffff" style:font-size-asian="12pt" style:font-name-complex="Times New Roman1" style:font-size-complex="12pt"/>
    </style:style>
    <style:style style:name="P2" style:family="paragraph" style:parent-style-name="Standard">
      <style:paragraph-properties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3" style:family="paragraph" style:parent-style-name="Standard">
      <style:paragraph-properties fo:line-height="130%" fo:text-align="center" style:justify-single-word="false"/>
      <style:text-properties style:font-name="TakaoPGothic" fo:font-size="12pt" fo:background-color="#ffffff" style:font-size-asian="12pt" style:font-size-complex="12pt"/>
    </style:style>
    <style:style style:name="P4" style:family="paragraph" style:parent-style-name="Standard">
      <style:paragraph-properties fo:line-height="130%"/>
    </style:style>
    <style:style style:name="P5" style:family="paragraph" style:parent-style-name="Standard">
      <style:paragraph-properties fo:line-height="130%" fo:text-align="center" style:justify-single-word="false"/>
    </style:style>
    <style:style style:name="P6" style:family="paragraph" style:parent-style-name="Standard">
      <style:paragraph-properties fo:margin-left="3.799cm" fo:margin-right="0cm" fo:line-height="130%" fo:text-align="start" style:justify-single-word="false" fo:orphans="2" fo:widows="2" fo:text-indent="-3.799cm" style:auto-text-indent="false" style:writing-mode="lr-tb"/>
    </style:style>
    <style:style style:name="P7" style:family="paragraph" style:parent-style-name="Standard">
      <style:paragraph-properties fo:margin-left="0.751cm" fo:margin-right="0cm" fo:margin-top="0cm" fo:margin-bottom="0.199cm" style:contextual-spacing="false" fo:line-height="130%" fo:text-align="center" style:justify-single-word="false" fo:text-indent="0cm" style:auto-text-indent="false"/>
      <style:text-properties style:font-name="TakaoPGothic" fo:font-size="12pt" fo:background-color="#ffffff" style:font-size-asian="12pt" style:font-size-complex="12pt"/>
    </style:style>
    <style:style style:name="P8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1" style:font-size-complex="12pt"/>
    </style:style>
    <style:style style:name="P9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background-color="#ffffff" style:font-size-asian="12pt" style:font-name-complex="Times New Roman1" style:font-size-complex="12pt"/>
    </style:style>
    <style:style style:name="P10" style:family="paragraph" style:parent-style-name="Standard">
      <style:paragraph-properties fo:line-height="130%" fo:text-align="center" style:justify-single-word="false" fo:keep-with-next="always"/>
    </style:style>
    <style:style style:name="P11" style:family="paragraph" style:parent-style-name="Standard">
      <style:paragraph-properties fo:margin-top="0cm" fo:margin-bottom="0.199cm" style:contextual-spacing="false"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12" style:family="paragraph" style:parent-style-name="No_20_Spacing">
      <style:paragraph-properties fo:line-height="130%"/>
    </style:style>
    <style:style style:name="P13" style:family="paragraph" style:parent-style-name="No_20_Spacing">
      <style:paragraph-properties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14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name-complex="Times New Roman1" style:font-size-complex="12pt"/>
    </style:style>
    <style:style style:name="P15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size-complex="12pt"/>
    </style:style>
    <style:style style:name="P16" style:family="paragraph" style:parent-style-name="No_20_Spacing">
      <style:paragraph-properties fo:margin-left="0cm" fo:margin-right="0cm" fo:line-height="130%" fo:text-indent="0cm" style:auto-text-indent="false"/>
    </style:style>
    <style:style style:name="P17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1" style:font-size-complex="12pt"/>
    </style:style>
    <style:style style:name="P18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1" style:font-size-complex="12pt"/>
    </style:style>
    <style:style style:name="P19" style:family="paragraph" style:parent-style-name="List_20_Paragraph">
      <style:paragraph-properties fo:line-height="130%" fo:text-align="justify" style:justify-single-word="false"/>
      <style:text-properties style:font-name="TakaoPGothic" fo:font-size="12pt" fo:background-color="#ffffff" style:font-size-asian="12pt" style:font-size-complex="12pt"/>
    </style:style>
    <style:style style:name="P20" style:family="paragraph" style:parent-style-name="Standard">
      <style:paragraph-properties fo:line-height="130%" fo:text-align="center" style:justify-single-word="false" fo:break-before="page"/>
      <style:text-properties style:font-name="TakaoPGothic" fo:font-size="12pt" fo:font-weight="bold" fo:background-color="#ffffff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left="0.751cm" fo:margin-right="0cm" fo:margin-top="0cm" fo:margin-bottom="0cm" style:contextual-spacing="false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left="0.751cm" fo:margin-right="0cm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cm" fo:margin-bottom="0.199cm" style:contextual-spacing="false" fo:line-height="130%" fo:keep-with-next="always"/>
      <style:text-properties style:font-name="TakaoPGothic" fo:font-size="12pt" fo:background-color="#ffffff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.199cm" style:contextual-spacing="false"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.199cm" style:contextual-spacing="false" fo:line-height="130%"/>
      <style:text-properties style:font-name="TakaoPGothic" fo:font-size="12pt" officeooo:paragraph-rsid="00239864" fo:background-color="#ffffff" style:font-size-asian="12pt" style:font-size-complex="12pt"/>
    </style:style>
    <style:style style:name="P26" style:family="paragraph" style:parent-style-name="Standard">
      <style:paragraph-properties fo:line-height="130%" fo:text-align="end" style:justify-single-word="false"/>
      <style:text-properties style:font-name="TakaoPGothic" fo:font-size="12pt" fo:font-weight="bold" fo:background-color="#ffffff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line-height="130%"/>
      <style:text-properties style:font-name="TakaoPGothic" fo:font-size="12pt" style:text-underline-style="none" officeooo:paragraph-rsid="00233112" fo:background-color="#ffffff" style:font-size-asian="12pt" style:font-name-complex="Times New Roman1" style:font-size-complex="12pt"/>
    </style:style>
    <style:style style:name="P28" style:family="paragraph" style:parent-style-name="Standard">
      <style:paragraph-properties fo:margin-left="3.799cm" fo:margin-right="0cm" fo:line-height="130%" fo:text-align="start" style:justify-single-word="false" fo:orphans="2" fo:widows="2" fo:text-indent="-3.799cm" style:auto-text-indent="false" style:writing-mode="lr-tb"/>
      <style:text-properties officeooo:paragraph-rsid="00233112"/>
    </style:style>
    <style:style style:name="P29" style:family="paragraph" style:parent-style-name="No_20_Spacing">
      <style:paragraph-properties fo:line-height="130%"/>
      <style:text-properties style:font-name="TakaoPGothic" fo:font-size="12pt" fo:background-color="#ffffff" style:font-size-asian="12pt" style:font-size-complex="12pt"/>
    </style:style>
    <style:style style:name="P30" style:family="paragraph" style:parent-style-name="No_20_Spacing">
      <style:paragraph-properties fo:line-height="130%" fo:text-align="end" style:justify-single-word="false"/>
      <style:text-properties style:font-name="TakaoPGothic" fo:font-size="12pt" officeooo:paragraph-rsid="00233112" fo:background-color="#ffffff" style:font-size-asian="12pt" style:font-size-complex="12pt"/>
    </style:style>
    <style:style style:name="P31" style:family="paragraph" style:parent-style-name="No_20_Spacing">
      <style:paragraph-properties fo:line-height="130%"/>
      <style:text-properties style:font-name="TakaoPGothic" fo:font-size="12pt" officeooo:paragraph-rsid="00233112" fo:background-color="#ffffff" style:font-size-asian="12pt" style:font-size-complex="12pt"/>
    </style:style>
    <style:style style:name="P32" style:family="paragraph" style:parent-style-name="No_20_Spacing">
      <style:paragraph-properties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33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name-complex="Times New Roman1" style:font-size-complex="12pt"/>
    </style:style>
    <style:style style:name="P34" style:family="paragraph" style:parent-style-name="No_20_Spacing">
      <style:paragraph-properties fo:line-height="130%" fo:text-align="end" style:justify-single-word="false"/>
      <style:text-properties style:font-name="TakaoPGothic" fo:font-size="12pt" officeooo:paragraph-rsid="00233112" fo:background-color="#ffffff" style:font-size-asian="12pt" style:font-name-complex="Times New Roman1" style:font-size-complex="12pt"/>
    </style:style>
    <style:style style:name="P35" style:family="paragraph" style:parent-style-name="No_20_Spacing">
      <style:paragraph-properties fo:line-height="130%" fo:text-align="start" style:justify-single-word="false"/>
      <style:text-properties style:font-name="TakaoPGothic" fo:font-size="12pt" fo:background-color="#ffffff" style:font-size-asian="12pt" style:font-name-complex="Times New Roman1" style:font-size-complex="12pt"/>
    </style:style>
    <style:style style:name="P36" style:family="paragraph" style:parent-style-name="No_20_Spacing">
      <style:paragraph-properties fo:line-height="130%" fo:text-align="start" style:justify-single-word="false"/>
      <style:text-properties style:font-name="TakaoPGothic" fo:font-size="12pt" officeooo:paragraph-rsid="00233112" fo:background-color="#ffffff" style:font-size-asian="12pt" style:font-name-complex="Times New Roman1" style:font-size-complex="12pt"/>
    </style:style>
    <style:style style:name="P37" style:family="paragraph" style:parent-style-name="No_20_Spacing">
      <style:paragraph-properties fo:line-height="130%"/>
      <style:text-properties style:font-name="TakaoPGothic" fo:font-size="12pt" fo:font-weight="normal" fo:background-color="#ffffff" style:font-size-asian="12pt" style:font-weight-asian="normal" style:font-name-complex="Times New Roman1" style:font-size-complex="12pt" style:font-weight-complex="normal"/>
    </style:style>
    <style:style style:name="P38" style:family="paragraph" style:parent-style-name="No_20_Spacing">
      <style:paragraph-properties fo:line-height="130%"/>
      <style:text-properties style:font-name="TakaoPGothic" fo:font-size="12pt" fo:font-weight="bold" officeooo:paragraph-rsid="00233112" fo:background-color="#ffffff" style:font-size-asian="12pt" style:font-weight-asian="bold" style:font-name-complex="Times New Roman1" style:font-size-complex="12pt" style:font-weight-complex="bold"/>
    </style:style>
    <style:style style:name="P39" style:family="paragraph" style:parent-style-name="No_20_Spacing">
      <style:paragraph-properties fo:margin-left="0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1" style:font-size-complex="12pt"/>
    </style:style>
    <style:style style:name="P40" style:family="paragraph" style:parent-style-name="No_20_Spacing" style:master-page-name="Standard">
      <style:paragraph-properties fo:line-height="130%" style:page-number="auto"/>
      <style:text-properties style:font-name="TakaoPGothic" fo:font-size="12pt" fo:font-weight="bold" officeooo:paragraph-rsid="00233112" fo:background-color="#ffffff" style:font-size-asian="12pt" style:font-weight-asian="bold" style:font-name-complex="Times New Roman1" style:font-size-complex="12pt"/>
    </style:style>
    <style:style style:name="P41" style:family="paragraph" style:parent-style-name="List_20_Paragraph" style:list-style-name="WWNum3" style:master-page-name="">
      <style:paragraph-properties fo:margin-left="1.101cm" fo:margin-right="0cm" fo:margin-top="0cm" fo:margin-bottom="0.199cm" style:contextual-spacing="false" fo:line-height="130%" fo:text-align="justify" style:justify-single-word="false" fo:orphans="2" fo:widows="2" fo:hyphenation-ladder-count="no-limit" fo:text-indent="-0.801cm" style:auto-text-indent="false" style:page-number="auto" style:writing-mode="lr-tb"/>
      <style:text-properties officeooo:paragraph-rsid="001fbdb3" fo:hyphenate="false" fo:hyphenation-remain-char-count="2" fo:hyphenation-push-char-count="2"/>
    </style:style>
    <style:style style:name="P42" style:family="paragraph" style:parent-style-name="List_20_Paragraph" style:list-style-name="WWNum3">
      <style:paragraph-properties fo:margin-left="1.101cm" fo:margin-right="0cm" fo:margin-top="0cm" fo:margin-bottom="0.199cm" style:contextual-spacing="false" fo:line-height="130%" fo:text-align="justify" style:justify-single-word="false" fo:orphans="2" fo:widows="2" fo:text-indent="-0.635cm" style:auto-text-indent="false" style:writing-mode="lr-tb"/>
    </style:style>
    <style:style style:name="P43" style:family="paragraph" style:parent-style-name="List_20_Paragraph" style:list-style-name="WWNum3">
      <style:paragraph-properties fo:margin-left="1.101cm" fo:margin-right="0cm" fo:margin-top="0cm" fo:margin-bottom="0.353cm" style:contextual-spacing="true" fo:line-height="130%" fo:text-align="justify" style:justify-single-word="false" fo:orphans="2" fo:widows="2" fo:text-indent="-0.635cm" style:auto-text-indent="false" style:writing-mode="lr-tb"/>
    </style:style>
    <style:style style:name="P44" style:family="paragraph" style:parent-style-name="List_20_Paragraph" style:list-style-name="WWNum3">
      <style:paragraph-properties fo:margin-left="1.101cm" fo:margin-right="0cm" fo:margin-top="0cm" fo:margin-bottom="0.353cm" style:contextual-spacing="true" fo:line-height="130%" fo:text-align="justify" style:justify-single-word="false" fo:orphans="2" fo:widows="2" fo:text-indent="-0.635cm" style:auto-text-indent="false" style:writing-mode="lr-tb"/>
      <style:text-properties style:font-name="TakaoPGothic" fo:font-size="12pt" fo:background-color="#ffffff" style:font-size-asian="12pt" style:font-name-complex="Times New Roman1" style:font-size-complex="12pt"/>
    </style:style>
    <style:style style:name="P45" style:family="paragraph" style:parent-style-name="List_20_Paragraph" style:list-style-name="WWNum3" style:master-page-name="">
      <style:paragraph-properties fo:margin-left="1.101cm" fo:margin-right="0cm" fo:margin-top="0cm" fo:margin-bottom="0.199cm" style:contextual-spacing="false" fo:line-height="130%" fo:text-align="justify" style:justify-single-word="false" fo:orphans="2" fo:widows="2" fo:hyphenation-ladder-count="no-limit" fo:text-indent="-0.6cm" style:auto-text-indent="false" style:page-number="auto" style:writing-mode="lr-tb"/>
      <style:text-properties style:font-name="TakaoPGothic1" officeooo:paragraph-rsid="001fbdb3" fo:hyphenate="false" fo:hyphenation-remain-char-count="2" fo:hyphenation-push-char-count="2"/>
    </style:style>
    <style:style style:name="P46" style:family="paragraph" style:parent-style-name="List_20_Paragraph" style:list-style-name="WWNum3" style:master-page-name="">
      <style:paragraph-properties fo:margin-left="1.101cm" fo:margin-right="0cm" fo:margin-top="0cm" fo:margin-bottom="0.353cm" style:contextual-spacing="true" fo:line-height="130%" fo:text-align="justify" style:justify-single-word="false" fo:orphans="2" fo:widows="2" fo:hyphenation-ladder-count="no-limit" fo:text-indent="-0.6cm" style:auto-text-indent="false" style:page-number="auto" style:writing-mode="lr-tb"/>
      <style:text-properties style:font-name="TakaoPGothic1" officeooo:paragraph-rsid="001fd4ba" fo:hyphenate="false" fo:hyphenation-remain-char-count="2" fo:hyphenation-push-char-count="2"/>
    </style:style>
    <style:style style:name="P47" style:family="paragraph" style:parent-style-name="List_20_Paragraph" style:list-style-name="WWNum1">
      <style:paragraph-properties fo:margin-top="0cm" fo:margin-bottom="0.199cm" style:contextual-spacing="false" fo:line-height="130%" fo:text-align="justify" style:justify-single-word="false"/>
    </style:style>
    <style:style style:name="P48" style:family="paragraph" style:parent-style-name="List_20_Paragraph" style:list-style-name="WWNum1">
      <style:paragraph-properties fo:margin-top="0cm" fo:margin-bottom="0.199cm" style:contextual-spacing="false" fo:line-height="130%" fo:text-align="justify" style:justify-single-word="false"/>
      <style:text-properties officeooo:paragraph-rsid="001fd4ba"/>
    </style:style>
    <style:style style:name="P49" style:family="paragraph" style:parent-style-name="List_20_Paragraph">
      <style:paragraph-properties fo:margin-left="0.635cm" fo:margin-right="0cm" fo:margin-top="0cm" fo:margin-bottom="0.199cm" style:contextual-spacing="false" fo:line-height="130%" fo:text-indent="0cm" style:auto-text-indent="false"/>
      <style:text-properties style:font-name="TakaoPGothic" fo:font-size="12pt" fo:background-color="#ffffff" style:font-size-asian="12pt" style:font-name-complex="Times New Roman1" style:font-size-complex="12pt"/>
    </style:style>
    <style:style style:name="P50" style:family="paragraph" style:parent-style-name="List_20_Paragraph" style:list-style-name="WWNum3">
      <style:paragraph-properties fo:margin-top="0cm" fo:margin-bottom="0.353cm" style:contextual-spacing="true" fo:line-height="130%" fo:text-align="justify" style:justify-single-word="false" fo:orphans="2" fo:widows="2" fo:keep-with-next="always" style:writing-mode="lr-tb"/>
      <style:text-properties style:font-name="TakaoPGothic" fo:font-size="12pt" officeooo:paragraph-rsid="00233112" fo:background-color="#ffffff" style:font-size-asian="12pt" style:font-name-complex="Times New Roman1" style:font-size-complex="12pt"/>
    </style:style>
    <style:style style:name="P51" style:family="paragraph" style:parent-style-name="Default" style:list-style-name="WWNum1">
      <style:paragraph-properties fo:margin-top="0cm" fo:margin-bottom="0.199cm" style:contextual-spacing="false" fo:line-height="130%"/>
      <style:text-properties style:font-name="TakaoPGothic" fo:font-size="12pt" fo:background-color="#ffffff" style:font-size-asian="12pt" style:font-name-complex="Times New Roman1" style:font-size-complex="12pt"/>
    </style:style>
    <style:style style:name="P52" style:family="paragraph" style:parent-style-name="Default">
      <style:paragraph-properties fo:margin-top="0cm" fo:margin-bottom="0.199cm" style:contextual-spacing="false" fo:line-height="130%"/>
      <style:text-properties style:font-name="TakaoPGothic" fo:font-size="12pt" fo:background-color="#ffffff" style:font-size-asian="12pt" style:font-size-complex="12pt"/>
    </style:style>
    <style:style style:name="P53" style:family="paragraph" style:parent-style-name="Default" style:master-page-name="">
      <style:paragraph-properties fo:margin-top="0cm" fo:margin-bottom="0.199cm" style:contextual-spacing="false" fo:line-height="130%" fo:text-align="justify" style:justify-single-word="false" style:page-number="auto" fo:keep-with-next="always"/>
      <style:text-properties officeooo:paragraph-rsid="00239864"/>
    </style:style>
    <style:style style:name="P54" style:family="paragraph" style:parent-style-name="Default" style:list-style-name="WWNum2">
      <style:paragraph-properties fo:margin-left="0.751cm" fo:margin-right="0cm" fo:margin-top="0cm" fo:margin-bottom="0.199cm" style:contextual-spacing="false" fo:line-height="130%" fo:text-align="justify" style:justify-single-word="false" fo:text-indent="-0.635cm" style:auto-text-indent="false"/>
      <style:text-properties style:font-name="TakaoPGothic" fo:font-size="12pt" officeooo:paragraph-rsid="00239864" fo:background-color="#ffffff" style:font-size-asian="12pt" style:font-name-complex="Times New Roman1" style:font-size-complex="12pt"/>
    </style:style>
    <style:style style:name="P55" style:family="paragraph" style:parent-style-name="Default" style:list-style-name="WWNum2">
      <style:paragraph-properties fo:margin-left="0.7cm" fo:margin-right="0cm" fo:margin-top="0cm" fo:margin-bottom="0.199cm" style:contextual-spacing="false" fo:line-height="130%" fo:text-align="justify" style:justify-single-word="false" fo:orphans="2" fo:widows="2" fo:text-indent="-0.635cm" style:auto-text-indent="false" style:writing-mode="lr-tb"/>
      <style:text-properties style:font-name="TakaoPGothic" fo:font-size="12pt" officeooo:paragraph-rsid="00239864" fo:background-color="#ffffff" style:font-size-asian="12pt" style:font-name-complex="Times New Roman1" style:font-size-complex="12pt"/>
    </style:style>
    <style:style style:name="T1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2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akaoPGothic" fo:font-size="12pt" fo:font-weight="bold" officeooo:rsid="001fbdb3" fo:background-color="#ffffff" loext:char-shading-value="0" style:font-size-asian="12pt" style:font-weight-asian="bold" style:font-name-complex="Times New Roman1" style:font-size-complex="12pt"/>
    </style:style>
    <style:style style:name="T4" style:family="text">
      <style:text-properties style:font-name="TakaoPGothic" fo:font-size="12pt" fo:background-color="#ffffff" loext:char-shading-value="0" style:font-size-asian="12pt" style:font-size-complex="12pt"/>
    </style:style>
    <style:style style:name="T5" style:family="text">
      <style:text-properties style:font-name="TakaoPGothic" fo:font-size="12pt" officeooo:rsid="0022071a" fo:background-color="#ffffff" loext:char-shading-value="0" style:font-size-asian="12pt" style:font-size-complex="12pt"/>
    </style:style>
    <style:style style:name="T6" style:family="text">
      <style:text-properties style:font-name="TakaoPGothic" fo:font-size="12pt" fo:background-color="#ffffff" loext:char-shading-value="0" style:font-size-asian="12pt" style:font-name-complex="Times New Roman1" style:font-size-complex="12pt"/>
    </style:style>
    <style:style style:name="T7" style:family="text">
      <style:text-properties style:font-name="TakaoPGothic" fo:font-size="12pt" officeooo:rsid="001fbdb3" fo:background-color="#ffffff" loext:char-shading-value="0" style:font-size-asian="12pt" style:font-name-complex="Times New Roman1" style:font-size-complex="12pt"/>
    </style:style>
    <style:style style:name="T8" style:family="text">
      <style:text-properties style:font-name="TakaoPGothic" fo:font-size="12pt" officeooo:rsid="001fd4ba" fo:background-color="#ffffff" loext:char-shading-value="0" style:font-size-asian="12pt" style:font-name-complex="Times New Roman1" style:font-size-complex="12pt"/>
    </style:style>
    <style:style style:name="T9" style:family="text">
      <style:text-properties style:font-name="TakaoPGothic" fo:font-size="12pt" officeooo:rsid="0023095c" fo:background-color="#ffffff" loext:char-shading-value="0" style:font-size-asian="12pt" style:font-name-complex="Times New Roman1" style:font-size-complex="12pt"/>
    </style:style>
    <style:style style:name="T10" style:family="text">
      <style:text-properties style:font-name="TakaoPGothic" fo:font-size="12pt" fo:font-weight="normal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akaoPGothic" fo:font-size="12pt" fo:font-weight="normal" officeooo:rsid="001fbdb3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akaoPGothic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TakaoPGothic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akaoPGothic" fo:font-size="12pt" style:text-underline-style="none" fo:font-weight="bold" fo:background-color="#ffffff" loext:char-shading-value="0" style:font-size-asian="12pt" style:font-weight-asian="bold" style:font-name-complex="Times New Roman1" style:font-size-complex="12pt"/>
    </style:style>
    <style:style style:name="T15" style:family="text">
      <style:text-properties style:font-name="TakaoPGothic" fo:font-size="12pt" style:text-underline-style="none" fo:font-weight="normal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akaoPGothic" fo:font-size="12pt" fo:font-style="italic" style:text-underline-style="none" fo:font-weight="normal" fo:background-color="#ffffff" loext:char-shading-value="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style:font-name="TakaoPGothic" fo:font-size="12pt" fo:font-style="italic" fo:background-color="#ffffff" loext:char-shading-value="0" style:font-size-asian="12pt" style:font-style-asian="italic" style:font-name-complex="Times New Roman1" style:font-size-complex="12pt" style:font-style-complex="italic"/>
    </style:style>
    <style:style style:name="T18" style:family="text">
      <style:text-properties style:font-name="TakaoPGothic" fo:font-size="12pt" fo:font-style="normal" style:text-underline-style="none" fo:font-weight="normal" fo:background-color="#fffff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akaoPGothic" fo:font-size="12pt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bdb3" style:font-weight-asian="normal" style:font-weight-complex="normal"/>
    </style:style>
    <style:style style:name="T22" style:family="text">
      <style:text-properties fo:font-size="12pt" fo:background-color="#ffffff" loext:char-shading-value="0" style:font-size-asian="12pt" style:font-name-complex="Times New Roman1" style:font-size-complex="12pt"/>
    </style:style>
    <style:style style:name="T23" style:family="text">
      <style:text-properties fo:font-size="12pt" officeooo:rsid="001fbdb3" fo:background-color="#ffffff" loext:char-shading-value="0" style:font-size-asian="12pt" style:font-name-complex="Times New Roman1" style:font-size-complex="12pt"/>
    </style:style>
    <style:style style:name="T24" style:family="text">
      <style:text-properties fo:font-size="12pt" officeooo:rsid="001fd4ba" fo:background-color="#ffffff" loext:char-shading-value="0" style:font-size-asian="12pt" style:font-name-complex="Times New Roman1" style:font-size-complex="12pt"/>
    </style:style>
    <style:style style:name="T25" style:family="text">
      <style:text-properties fo:font-size="12pt" officeooo:rsid="0023095c" fo:background-color="#ffffff" loext:char-shading-value="0" style:font-size-asian="12pt" style:font-name-complex="Times New Roman1" style:font-size-complex="12pt"/>
    </style:style>
    <style:style style:name="T26" style:family="text">
      <style:text-properties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27" style:family="text">
      <style:text-properties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28" style:family="text">
      <style:text-properties officeooo:rsid="00194200"/>
    </style:style>
    <style:style style:name="T29" style:family="text">
      <style:text-properties officeooo:rsid="001a9984"/>
    </style:style>
    <style:style style:name="T30" style:family="text">
      <style:text-properties officeooo:rsid="002331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ěstský soud v Praze</text:p>
      <text:p text:style-name="P31">Hybernská 1006/18</text:p>
      <text:p text:style-name="P31">111 21 Praha 1</text:p>
      <text:p text:style-name="P38">ID DS snkabbm</text:p>
      <text:p text:style-name="P34"/>
      <text:p text:style-name="P34"/>
      <text:p text:style-name="P34"/>
      <text:p text:style-name="P34">Praha, <text:span text:style-name="T28">3</text:span>. 1<text:span text:style-name="T28">1</text:span>. 2015</text:p>
      <text:p text:style-name="P34"/>
      <text:p text:style-name="P30"/>
      <text:p text:style-name="P30"/>
      <text:p text:style-name="P36"><text:s/></text:p>
      <text:p text:style-name="P28"><text:span text:style-name="T14">VĚC:<text:tab/>ŽALOBA PROTI ROZHODNUTÍ SPRÁVNÍHO ORGÁNU<text:line-break/></text:span><text:span text:style-name="T15">podle ust. § 65 a násl. zákona č. 150/2002 Sb., soudního řádu správního (s.ř.s.),</text:span><text:span text:style-name="T14"><text:line-break/></text:span><text:span text:style-name="T16">in eventum</text:span><text:span text:style-name="T18"> </text:span><text:span text:style-name="T15">proti nečinnosti správního orgánu</text:span><text:span text:style-name="T14"><text:line-break/></text:span><text:span text:style-name="T15">podle ust. § 79 a násl. s.ř.s.</text:span></text:p>
      <text:p text:style-name="P27"/>
      <text:p text:style-name="P1"/>
      <text:p text:style-name="P12"><text:span text:style-name="T1">Žalobce:<text:tab/><text:tab/>Adam Zábranský</text:span><text:span text:style-name="T10">, </text:span><text:span text:style-name="T6">nar. 28. 12. 1993</text:span></text:p>
      <text:p text:style-name="P39"><text:tab/><text:tab/><text:tab/>bytem Zbynická 6, 153 00 Praha 16</text:p>
      <text:p text:style-name="P13"/>
      <text:p text:style-name="P12"><text:span text:style-name="T10">zástupce:<text:tab/><text:tab/></text:span><text:span text:style-name="T6">Mgr. Filip Hajný, advokát, ev. č. ČAK 14269</text:span></text:p>
      <text:p text:style-name="P13"><text:tab/><text:tab/><text:tab/>se sídlem Moskevská 532/60, 101 00 Praha 10 - Vršovice</text:p>
      <text:p text:style-name="P13"/>
      <text:p text:style-name="P13"/>
      <text:p text:style-name="P2"/>
      <text:p text:style-name="P12"><text:span text:style-name="T1">Žalovaná:<text:tab/><text:tab/>Pražská </text:span><text:span text:style-name="T3">plynárenská</text:span><text:span text:style-name="T1"> Holding, a.s.</text:span><text:span text:style-name="T10">, IČO: </text:span><text:span text:style-name="Strong_20_Emphasis"><text:span text:style-name="T20">264</text:span></text:span><text:span text:style-name="Strong_20_Emphasis"><text:span text:style-name="T21"> </text:span></text:span><text:span text:style-name="Strong_20_Emphasis"><text:span text:style-name="T20">42</text:span></text:span><text:span text:style-name="Strong_20_Emphasis"><text:span text:style-name="T21"> </text:span></text:span><text:span text:style-name="Strong_20_Emphasis"><text:span text:style-name="T20">272</text:span></text:span></text:p>
      <text:p text:style-name="P16"><text:span text:style-name="T6"><text:tab/><text:tab/><text:tab/>se sídlem </text:span>U plynárny 500/44, Michle, 140 00 Praha 4</text:p>
      <text:p text:style-name="P17"/>
      <text:p text:style-name="P17"/>
      <text:p text:style-name="P17"/>
      <text:p text:style-name="P18"/>
      <text:p text:style-name="P4"><text:span text:style-name="T1">Přílohy:<text:tab/><text:tab/></text:span><text:span text:style-name="T10">1. Plná moc</text:span><text:span text:style-name="T1"><text:line-break/><text:tab/><text:tab/><text:tab/></text:span><text:span text:style-name="T10">2. Žádost o informace ze dne 28. 8. 2015<text:line-break/><text:tab/><text:tab/><text:tab/>3. </text:span><text:span text:style-name="T12">Stížnost proti nečinnosti ze dne 23. 9. 2015<text:line-break/><text:tab/><text:tab/><text:tab/>4. </text:span><text:span text:style-name="T10">Dopis žalované ze dne </text:span><text:span text:style-name="T11">5. 10.</text:span><text:span text:style-name="T10"> 2015 </text:span></text:p>
      <text:p text:style-name="P3"/>
      <text:p text:style-name="P20">I. <text:line-break/>Předmět a dosavadní průběh řízení</text:p>
      <text:list xml:id="list8939922972985915573" text:style-name="WWNum3">
        <text:list-item>
          <text:p text:style-name="P41"><text:span text:style-name="T6">Žalobce dne 28. 8. 2015 podal žalované žádost o poskytnutí informací z titulu § 51 odst. 3 písm. c) zákona č. 131/2000 Sb., o hlavním městě Praze (dále jen „</text:span><text:span text:style-name="T2">zákon o HMP</text:span><text:span text:style-name="T6">“) a dále z titulu § 13 zákona č. 106/1999 Sb., o svobodném přístupu k informacím (dále jen „</text:span><text:span text:style-name="T2">InfZ</text:span><text:span text:style-name="T6">“), jíž žádal o poskytnutí následujících informací (dále jen „</text:span><text:span text:style-name="T2">požadované informace</text:span><text:span text:style-name="T6">“): 1. výše měsíčních odměn členů dozorčí rady a představenstva obchodní společnosti Pražská </text:span><text:span text:style-name="T7">plynárenská</text:span><text:span text:style-name="T6"> Holding, a.s., 2. výše mimořádných odměn (např. z tantiém) členů dozorčí rady a představenstva obchodní společnosti Pražská </text:span><text:span text:style-name="T7">plynárenská</text:span><text:span text:style-name="T6"> Holding, a.s., za roky 2012-2014, 3. výše měsíčních odměn členů dozorčích rad a představenstev v jednotlivých akciových společnostech, které ovládá obchodní společnost Pražská </text:span><text:span text:style-name="T7">plynárenská</text:span><text:span text:style-name="T6"> Holding, a.s., ať už přímo či nepřímo skrze dceřinou obchodní společnost (tedy např. </text:span><text:span text:style-name="T7">Pražská plynárenská, a.s., Informační služby – energetika, a.s., Pražská plynárenská Distribuce, a.s.</text:span><text:span text:style-name="T6"> atd.), 4. výše mimořádných odměn členů dozorčích rad a představenstev těchto akciových společností za roky 2012-2014 (dále jen "</text:span><text:span text:style-name="T2">žádost</text:span><text:span text:style-name="T6">").</text:span></text:p>
        </text:list-item>
        <text:list-item>
          <text:p text:style-name="P42"><text:span text:style-name="T6">Žalovaná na žádost nijak nereagovala. Proto žalobce dne 23. 9. 2015 podal žalované stížnost na postup při vyřizování žádosti o informace podle ust. § 16a odst. 1 písm. b) InfZ (dále jen "</text:span><text:span text:style-name="T2">stížnost</text:span><text:span text:style-name="T6">").</text:span></text:p>
        </text:list-item>
        <text:list-item>
          <text:p text:style-name="P45"><text:span text:style-name="T22">Žalovaná na stížnost odpověděla dopisem ze dne </text:span><text:span text:style-name="T23">5. 10.</text:span><text:span text:style-name="T22"> 2015 (dále jen "</text:span><text:span text:style-name="T26">dopis žalované</text:span><text:span text:style-name="T22">"), ve kterém došlo pouze k částečnému poskytnutí požadovaných informací, a ve kterém žalovaná tvrdí, že titul vyplývající z §</text:span><text:span text:style-name="T25"> </text:span><text:span text:style-name="T22">51 odst. 3 písm. c) zákona o HMP nelze uplatit. Žalovaná dále tvrdí, že není ani povinným subjektem ve smyslu InfZ. Žádosti tak ve smyslu ust. § 15 odst. 1 InfZ nebylo vyhověno a</text:span><text:span text:style-name="T23"> </text:span><text:span text:style-name="T22">dopis žalované je třeba považovat za rozhodnutí o </text:span><text:span text:style-name="T25">částečném </text:span><text:span text:style-name="T22">odmítnutí žádosti.</text:span></text:p>
        </text:list-item>
      </text:list>
      <text:p text:style-name="P7"/>
      <text:p text:style-name="P21">II.</text:p>
      <text:p text:style-name="P22">Žalobní body</text:p>
      <text:list xml:id="list133135041161657" text:continue-numbering="true" text:style-name="WWNum3">
        <text:list-item>
          <text:p text:style-name="P43"><text:span text:style-name="T6">Zmíněný dopis žalované, který postrádá formální znaky rozhodnutí, je třeba považovat za rozhodnutí podle § 65 s.ř.s. v materiálním smyslu. Podle usnesení Ústavního soudu ze dne 28. 8. 2002, sp. zn. IV ÚS 233/02 je třeba k pojmu „rozhodnutí“ přistupovat z hlediska jeho obsahu a nikoliv formy. Žalobce se proto domnívá, že jsou naplněny podmínky §</text:span><text:span text:style-name="T9"> 1</text:span><text:span text:style-name="T6">6 odst. 4 InfZ a soud by měl přezkoumat důvody neposkytnutí informací ze strany žalované. Jelikož zde neexistují důvody pro odmítnutí žalobcovy žádosti o informace, měl by soud žalované nařídit poskytnutí požadovaných informací žalobci.</text:span></text:p>
        </text:list-item>
      </text:list>
      <text:p text:style-name="P8"/>
      <text:list xml:id="list133134632711535" text:continue-numbering="true" text:style-name="WWNum3">
        <text:list-item>
          <text:p text:style-name="P43"><text:soft-page-break/><text:span text:style-name="T6">Žalobce si je dobře vědom skutečnosti, že po formální stránce nebyl naplněn požadavek bezvýsledného vyčerpání opravných prostředků. <text:s/>Žalobce se domnívá, že by bylo zcela nepřiměřené na tomto požadavku v daném případě trvat, neboť povinný orgán, jenž vydal původní rozhodnutí, nad sebou žádný nadřízený orgán nemá, a tak by o odvolání podle § 20 odst. 5 InfZ rozhodoval ten, kdo stojí v čele povinného subjektu, tedy orgán, který vydal původní rozhodnutí. Obdobně viz např. rozsudek Městského soudu v Praze ze dne 30. 1. 2014, č. j. </text:span><text:span text:style-name="T19">9A 17/2010 - 120-126 nebo rozsudek Krajského soudu v Ústí nad Labem ze dne 30. 4. 2014, č. j. </text:span><text:bookmark-start text:name="__DdeLink__184_1162650625"/><text:span text:style-name="T19">15 A 81/2013</text:span><text:bookmark-end text:name="__DdeLink__184_1162650625"/><text:span text:style-name="T19"> - 72.</text:span></text:p>
        </text:list-item>
      </text:list>
      <text:p text:style-name="P9"/>
      <text:list xml:id="list133134642312542" text:continue-numbering="true" text:style-name="WWNum3">
        <text:list-item>
          <text:p text:style-name="P50">Žalobce by rád upozornil, že na první pohled soukromoprávní povaha žalované akciové společnosti ji nijak nevylučuje z působnosti zákona č. 106/1999 Sb., o svobodném přístupu k informacím. Mezi osoby povinné poskytovat informace ve smyslu tohoto zákona totiž spadají i veřejné instituce (§ 2 odst. 1 InfZ), kam judikatura řadí právě i soukromé společnosti s majetkovou účastí státu či územně samosprávných celků. <text:span text:style-name="T30">Majetkovou účast na žalované má hlavní město Praha, které vlastní 100 % podíl na jejím základním kapitálu - viz výroční zprávu žalované za rok 2014, ke stažení na https://or.justice.cz/ias/content/download?id=e2b53065fd7245a194d5be30382e637d.</text:span></text:p>
        </text:list-item>
      </text:list>
      <text:p text:style-name="P9"/>
      <text:list xml:id="list133135635951213" text:continue-numbering="true" text:style-name="WWNum3">
        <text:list-item>
          <text:p text:style-name="P43"><text:span text:style-name="T6">V této souvislosti lze citovat část rozsudku Nejvyššího správního soudu ze dne 29. května 2008, sp. zn. 8 As 57/2006: „</text:span><text:span text:style-name="T17">Právě skutečnost, že obec může v souladu s posledně citovaným ustanovením zakládat pro výkon samostatné působnosti právnické osoby, vede k závěru, že i tyto osoby musí podléhat režimu zákona o svobodném přístupu k informacím. V opačném případě by záleželo pouze na vůli obce, zda vlastním úkonem omezí či zcela vyloučí část své činnosti z kontroly veřejnosti, která je navíc garantována ústavním pořádkem České republiky (článek 17 odst. 5 Listiny základních práv a svobod). Samotná skutečnost, že je druhý žalovaný akciovou společností, tedy osobou soukromého práva založenou podle obchodního zákoníku, jej proto nevylučuje z okruhu povinných osob ve smyslu § 2 odst. 1 zákona o svobodném přístupu k informacím.</text:span><text:span text:style-name="T6">“</text:span></text:p>
        </text:list-item>
      </text:list>
      <text:p text:style-name="P19"/>
      <text:list xml:id="list133134656816174" text:continue-numbering="true" text:style-name="WWNum3">
        <text:list-item>
          <text:p text:style-name="P43"><text:span text:style-name="T6">Nejvyšší správní soud tímto rozsudkem rozvinul dřívější argumentaci soudu ústavního (nález Ústavního soudu ze dne </text:span><text:span text:style-name="T13">24. 1. 2007</text:span><text:span text:style-name="T10">, sp</text:span><text:span text:style-name="T6">. zn. I. ÚS 260/06), který povinnými subjekty ve smyslu zákona o svobodnému přístupu k informacím shledal společnosti s majetkovou účastí státu. </text:span></text:p>
          <text:p text:style-name="P44"/>
        </text:list-item>
        <text:list-item>
          <text:p text:style-name="P46"><text:span text:style-name="T22">Žalovanou je tedy třeba považovat za veřejnou instituci dle § 2 odst. 1 InfZ a tedy i povinný subjekt dle stejného zákona. Podle rozsudku Nejvyššího správního soudu ze dne 19. 2. 2013, č. j. 8 Aps 5/2012 – 47: </text:span><text:span text:style-name="T27">„Povaha žalované [jakožto obchodní společnosti ovládané obcí] s sebou nese povinnost poskytovat informace v režimu informačního zákona, ať již je </text:span><text:soft-page-break/><text:span text:style-name="T27">žádost o informace podána podle informačního zákona nebo jiného právního předpisu, který proces poskytování informací samostatně neupravuje (srov. však § 2 odst. 3 informačního zákona).“</text:span><text:span text:style-name="T22"> Žalovaná tedy poté, co usoudila, že se na ni nevztahuje § 51 odst. 3 písm. c) zákona o</text:span><text:span text:style-name="T24"> </text:span><text:span text:style-name="T22">HMP (byť s tím žalobce nesouhlasí), měla postupovat dle InfZ a</text:span><text:span text:style-name="T24"> </text:span><text:span text:style-name="T22">informac</text:span><text:span text:style-name="T24">e</text:span><text:span text:style-name="T22"> žalobci poskytnout.</text:span></text:p>
        </text:list-item>
      </text:list>
      <text:p text:style-name="P9"/>
      <text:list xml:id="list133135403838663" text:continue-numbering="true" text:style-name="WWNum3">
        <text:list-item>
          <text:p text:style-name="P43"><text:span text:style-name="T8"><text:s/></text:span><text:span text:style-name="T6">Ač výše zmíněné platí primárně pro žalovanou mateřskou společnost Pražská </text:span><text:span text:style-name="T8">plynárenská</text:span><text:span text:style-name="T6"> Holding, a.s., tak tuto vlastnost pak přirozeně musí mít všechny obchodní společnosti v holdingu, který veřejná instituce řídí, jinak by pojem veřejná instituce nemusel vůbec existovat. K utajení informací před veřejností by totiž stačilo, aby obchodní společnosti ovládané veřejnoprávními subjekty realizovaly veškerou svou činnost skrze své dceřiné a vnukovské společnosti, které by povinnými subjekty dle InfZ nebyly.</text:span></text:p>
        </text:list-item>
      </text:list>
      <text:p text:style-name="P10"/>
      <text:p text:style-name="P5"><text:span text:style-name="T2">III.</text:span><text:span text:style-name="T6"><text:line-break/></text:span><text:span text:style-name="T1">Návrh rozsudku</text:span></text:p>
      <text:p text:style-name="P23">Z výše uvedených důvodů žalobce navrhuje, aby soud vydal následující rozsudek:</text:p>
      <text:list xml:id="list9151969764484683253" text:style-name="WWNum1">
        <text:list-item>
          <text:p text:style-name="P47"><text:span text:style-name="T4">Rozhodnutí žalované ze dne </text:span><text:span text:style-name="T5">5. 10.</text:span><text:span text:style-name="T4"> 2015 o odmítnutí žádosti žalobce o informace ze dne 28. 8. 2015 se zrušuje.</text:span></text:p>
        </text:list-item>
        <text:list-item>
          <text:p text:style-name="P48"><text:span text:style-name="T6">Žalované se nařizuje poskytnout žalobci informace v rozsahu jeho žádosti ze 28. 8. 2015, tedy: 1. výše měsíčních odměn členů dozorčí rady a představenstva obchodní společnosti Pražská </text:span><text:span text:style-name="T8">plynárenská</text:span><text:span text:style-name="T6"> Holding, a.s., 2. výše mimořádných odměn (např. z tantiém) členů dozorčí rady a představenstva obchodní společnosti Pražská </text:span><text:span text:style-name="T8">plynárenská</text:span><text:span text:style-name="T6"> Holding, a.s., za roky 2012-2014, 3. výše měsíčních odměn členů dozorčích rad a představenstev v jednotlivých akciových společnostech, které ovládá obchodní společnost Pražská </text:span><text:span text:style-name="T8">plynárenská</text:span><text:span text:style-name="T6"> Holding, a.s., ať už přímo či nepřímo skrze dceřinou obchodní společnost (tedy např. </text:span><text:span text:style-name="T7">Pražská plynárenská, a.s., Informační služby – energetika, a.s., Pražská plynárenská Distribuce, a.s.</text:span><text:span text:style-name="T6"> <text:s/>atd.), 4. výše mimořádných odměn členů dozorčích rad a představenstev těchto akciových společností za roky 2012-2014,</text:span></text:p>
        </text:list-item>
      </text:list>
      <text:p text:style-name="P49">a to do 15 dnů od právní moci rozsudku.</text:p>
      <text:list xml:id="list133135670869843" text:continue-numbering="true" text:style-name="WWNum1">
        <text:list-item>
          <text:p text:style-name="P51">Žalovaná je povinna zaplatit žalobci náhradu nákladů řízení, a to do 3 dnů od právní moci rozsudku, k rukám zástupce žalobce.</text:p>
        </text:list-item>
      </text:list>
      <text:p text:style-name="P52"/>
      <text:p text:style-name="P53"><text:soft-page-break/><text:span text:style-name="T17">In eventum</text:span><text:span text:style-name="T6">, pokud by soud došel k závěru, že v této věci dosud nebylo vydáno rozhodnutí ve smyslu § 65 s.ř.s., navrhuje žalobce vydání tohoto rozsudku:</text:span></text:p>
      <text:list xml:id="list3402961268464592057" text:style-name="WWNum2">
        <text:list-item>
          <text:p text:style-name="P54">Žalované se nařizuje vyřídit žádost žalobce o informace ze dne 28. 8. 2015, a to do 3 dnů od právní moci rozsudku.</text:p>
        </text:list-item>
        <text:list-item>
          <text:p text:style-name="P55">Žalovaná je povinna zaplatit žalobci náhradu nákladů řízení, a to do 3 dnů od právní moci rozsudku, k rukám zástupce žalobce. </text:p>
        </text:list-item>
      </text:list>
      <text:p text:style-name="P25"/>
      <text:p text:style-name="P11">Žalobce souhlasí s tím, aby soud věc projednal a rozhodl bez nařízení jednání.</text:p>
      <text:p text:style-name="P11"/>
      <text:p text:style-name="P11"/>
      <text:p text:style-name="P26">Adam Zábransk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cs" fo:country="CZ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Formátovaný_20_v_20_HTML_20_Char" style:display-name="Formátovaný v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komentáře_20_Char" style:display-name="Text komentáře Char" style:family="text" style:parent-style-name="Default_20_Paragraph_20_Font">
      <style:text-properties fo:font-size="10pt" style:font-size-asian="10pt" style:font-size-complex="10pt"/>
    </style:style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515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2cm" fo:margin-left="0cm" fo:margin-right="0cm" fo:margin-top="1.32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7:50:00</meta:creation-date>
    <meta:initial-creator>Michal</meta:initial-creator>
    <dc:language>cs-CZ</dc:language>
    <dc:date>2015-11-02T13:31:34.391471040</dc:date>
    <meta:editing-cycles>10</meta:editing-cycles>
    <meta:editing-duration>PT12M31S</meta:editing-duration>
    <meta:generator>LibreOffice/4.2.8.2$Linux_X86_64 LibreOffice_project/420m0$Build-2</meta:generator>
    <meta:document-statistic meta:table-count="0" meta:image-count="0" meta:object-count="0" meta:page-count="5" meta:paragraph-count="38" meta:word-count="1323" meta:character-count="8492" meta:non-whitespace-character-count="7188"/>
    <meta:template xlink:type="simple" xlink:actuate="onRequest" xlink:title="Normal" xlink:href=""/>
  </office:meta>
</office:document-meta>
</file>